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26pt" style:font-size-asian="26pt" style:font-size-complex="26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T24" style:parent-style-name="Fonteparág.padrão" style:family="text">
      <style:text-properties fo:font-size="14pt" style:font-size-asian="14pt" style:font-size-complex="14pt"/>
    </style:style>
    <style:style style:name="T25" style:parent-style-name="Fonteparág.padrão" style:family="text">
      <style:text-properties fo:font-size="14pt" style:font-size-asian="14pt" style:font-size-complex="14pt"/>
    </style:style>
    <style:style style:name="T26" style:parent-style-name="Fonteparág.padrão" style:family="text">
      <style:text-properties fo:font-size="14pt" style:font-size-asian="14pt" style:font-size-complex="14pt"/>
    </style:style>
    <style:style style:name="T27" style:parent-style-name="Fonteparág.padrão" style:family="text">
      <style:text-properties fo:font-size="14pt" style:font-size-asian="14pt" style:font-size-complex="14pt"/>
    </style:style>
    <style:style style:name="T28" style:parent-style-name="Fonteparág.padrão" style:family="text">
      <style:text-properties fo:font-size="14pt" style:font-size-asian="14pt" style:font-size-complex="14pt"/>
    </style:style>
    <style:style style:name="T29" style:parent-style-name="Fonteparág.padrão" style:family="text">
      <style:text-properties fo:font-size="14pt" style:font-size-asian="14pt" style:font-size-complex="14pt"/>
    </style:style>
    <style:style style:name="T30" style:parent-style-name="Fonteparág.padrão" style:family="text">
      <style:text-properties fo:font-size="14pt" style:font-size-asian="14pt" style:font-size-complex="14pt"/>
    </style:style>
    <style:style style:name="T31" style:parent-style-name="Fonteparág.padrão" style:family="text">
      <style:text-properties fo:font-size="14pt" style:font-size-asian="14pt" style:font-size-complex="14pt"/>
    </style:style>
    <style:style style:name="T32" style:parent-style-name="Fonteparág.padrão" style:family="text">
      <style:text-properties fo:font-size="14pt" style:font-size-asian="14pt" style:font-size-complex="14pt"/>
    </style:style>
    <style:style style:name="T33" style:parent-style-name="Fonteparág.padrão" style:family="text">
      <style:text-properties fo:font-size="14pt" style:font-size-asian="14pt" style:font-size-complex="14pt"/>
    </style:style>
    <style:style style:name="T34" style:parent-style-name="Fonteparág.padrão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Git e Github<text:s/>- <text:s/>lembretes</text:p>
      <text:p text:style-name="P2"/>
      <text:p text:style-name="P3">- “ git config –list”<text:s/>- <text:s/>verifica configurações de usuário no pc</text:p>
      <text:p text:style-name="P4"><text:s text:c="5"/>- para reconfigurar : “git config - - <text:s/>global - -unset user.email’’</text:p>
      <text:p text:style-name="P5"><text:s text:c="5"/>- para reconfigurar : “git config - - <text:s/>global - -unset user.name’’<text:s/></text:p>
      <text:p text:style-name="P6"/>
      <text:p text:style-name="P7"><text:s text:c="6"/>- depois:<text:s/>“git config - - <text:s/>global user.email<text:s/>‘email’<text:s/>’’</text:p>
      <text:p text:style-name="P8"><text:s text:c="6"/>- depois:<text:s/>“git config - - <text:s/>global user.name ‘name’ ’’</text:p>
      <text:p text:style-name="P9"/>
      <text:p text:style-name="P10"/>
      <text:p text:style-name="P11">“git init” – inicia um repositório na pasta</text:p>
      <text:p text:style-name="P12"/>
      <text:p text:style-name="P13">“git remote add origin ‘chave’ “<text:s/>– Apontar o repositório do github</text:p>
      <text:p text:style-name="P14"/>
      <text:p text:style-name="P15"/>
      <text:p text:style-name="P16">Passos para criar um commit:</text:p>
      <text:p text:style-name="P17"/>
      <text:p text:style-name="P18">- Abrir a pasta no terminal</text:p>
      <text:p text:style-name="P19"/>
      <text:p text:style-name="P20">- Usar o “git add .” para adicionar todas alterações</text:p>
      <text:p text:style-name="P21"/>
      <text:p text:style-name="P22">- Depois, “git commit – m’ descrição<text:s/>detalhada’ ”</text:p>
      <text:p text:style-name="P23"/>
      <text:p text:style-name="Standard"><text:span text:style-name="T24">- Finalmente, “git push origin main</text:span><text:span text:style-name="T25"><text:s/>(ou master ou alguma definida)</text:span><text:span text:style-name="T26">”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inicius Miranda</dc:creator>
    <meta:creation-date>2022-03-02T14:45:00Z</meta:creation-date>
    <dc:date>2022-03-12T17:43:00Z</dc:date>
    <meta:template xlink:href="Normal" xlink:type="simple"/>
    <meta:editing-cycles>3</meta:editing-cycles>
    <meta:editing-duration>PT2700S</meta:editing-duration>
    <meta:document-statistic meta:page-count="1" meta:paragraph-count="1" meta:word-count="112" meta:character-count="716" meta:row-count="5" meta:non-whitespace-character-count="605"/>
  </office:meta>
</office:document-meta>
</file>